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2_7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</text:p>
      <text:p text:style-name="P2"><text:s/>(manuscript or typescript) <text:tab/><text:tab/><text:tab/><text:tab/></text:p>
      <text:p text:style-name="P2">Language (s)<text:tab/><text:tab/><text:tab/><text:tab/><text:tab/><text:tab/><text:tab/><text:tab/><text:tab/><text:tab/></text:p>
      <text:p text:style-name="P2">Author of letter<text:tab/><text:tab/><text:tab/><text:tab/>M. M. Allen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Mrs. S.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4 March 1855</text:p>
      <text:p text:style-name="P2">Month<text:tab/><text:tab/><text:tab/><text:tab/><text:tab/><text:tab/>March</text:p>
      <text:p text:style-name="P2">Year<text:tab/><text:tab/><text:tab/><text:tab/><text:tab/><text:tab/>1855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M. M. Allen's compliments to Mrs. S/ Morais, and begs her acceptance of the/ accompanying trifle, as a mark of esteem/ which he shall ever continue to have for her,/ with his most sincere wishes for the/ prosperity of herself and respected husband./</text:span></text:p>
      <text:p text:style-name="P2"><text:span text:style-name="T1"/></text:p>
      <text:p text:style-name="P2"><text:span text:style-name="T1">Philada March 14(/)55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2T09:36:51</meta:creation-date>
    <dc:date>2009-04-22T09:41:30</dc:date>
    <dc:language>en-US</dc:language>
    <meta:editing-cycles>2</meta:editing-cycles>
    <meta:editing-duration>PT4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2" meta:word-count="208" meta:character-count="1530"/>
  </office:meta>
</office:document-meta>
</file>